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1507in" fo:margin-left="-0.075in" style:page-number="auto" table:align="left" style:writing-mode="lr-tb"/>
    </style:style>
    <style:style style:name="Table1.A" style:family="table-column">
      <style:table-column-properties style:column-width="1.1993in"/>
    </style:style>
    <style:style style:name="Table1.B" style:family="table-column">
      <style:table-column-properties style:column-width="1.7493in"/>
    </style:style>
    <style:style style:name="Table1.C" style:family="table-column">
      <style:table-column-properties style:column-width="0.1264in"/>
    </style:style>
    <style:style style:name="Table1.D" style:family="table-column">
      <style:table-column-properties style:column-width="1.248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208in solid #00000a" fo:border-right="0.0104in solid #00000a" fo:border-top="0.0208in solid #00000a" fo:border-bottom="0.0104in solid #00000a"/>
    </style:style>
    <style:style style:name="Table1.B1" style:family="table-cell">
      <style:table-cell-properties fo:padding-left="0.075in" fo:padding-right="0.075in" fo:padding-top="0in" fo:padding-bottom="0in" fo:border-left="0.0104in solid #00000a" fo:border-right="0.0208in solid #00000a" fo:border-top="0.0208in solid #00000a" fo:border-bottom="0.0104in solid #00000a"/>
    </style:style>
    <style:style style:name="Table1.A2" style:family="table-cell">
      <style:table-cell-properties fo:padding-left="0.075in" fo:padding-right="0.075in" fo:padding-top="0in" fo:padding-bottom="0in" fo:border-left="0.0208in solid #00000a" fo:border-right="0.0104in solid #00000a" fo:border-top="0.0104in solid #00000a" fo:border-bottom="0.0104in solid #00000a"/>
    </style:style>
    <style:style style:name="Table1.B2" style:family="table-cell">
      <style:table-cell-properties fo:padding-left="0.075in" fo:padding-right="0.075in" fo:padding-top="0in" fo:padding-bottom="0in" fo:border-left="0.0104in solid #00000a" fo:border-right="0.0208in solid #00000a" fo:border-top="0.0104in solid #00000a" fo:border-bottom="0.0104in solid #00000a"/>
    </style:style>
    <style:style style:name="Table1.B3" style:family="table-cell">
      <style:table-cell-properties fo:padding-left="0.075in" fo:padding-right="0.075in" fo:padding-top="0in" fo:padding-bottom="0in" fo:border="0.0104in solid #00000a"/>
    </style:style>
    <style:style style:name="Table1.A4" style:family="table-cell">
      <style:table-cell-properties fo:padding-left="0.075in" fo:padding-right="0.075in" fo:padding-top="0in" fo:padding-bottom="0in" fo:border-left="0.0208in solid #00000a" fo:border-right="0.0104in solid #00000a" fo:border-top="0.0104in solid #00000a" fo:border-bottom="0.0208in solid #00000a"/>
    </style:style>
    <style:style style:name="Table1.B4" style:family="table-cell">
      <style:table-cell-properties fo:padding-left="0.075in" fo:padding-right="0.075in" fo:padding-top="0in" fo:padding-bottom="0in" fo:border-left="0.0104in solid #00000a" fo:border-right="0.0104in solid #00000a" fo:border-top="0.0104in solid #00000a" fo:border-bottom="0.0208in solid #00000a"/>
    </style:style>
    <style:style style:name="Table1.E4" style:family="table-cell">
      <style:table-cell-properties fo:padding-left="0.075in" fo:padding-right="0.075in" fo:padding-top="0in" fo:padding-bottom="0in" fo:border-left="0.0104in solid #00000a" fo:border-right="0.0208in solid #00000a" fo:border-top="0.0104in solid #00000a" fo:border-bottom="0.0208in solid #00000a"/>
    </style:style>
    <style:style style:name="Table2" style:family="table">
      <style:table-properties style:width="6.1507in" fo:margin-left="-0.075in" table:align="left" style:writing-mode="lr-tb"/>
    </style:style>
    <style:style style:name="Table2.A" style:family="table-column">
      <style:table-column-properties style:column-width="1.8243in"/>
    </style:style>
    <style:style style:name="Table2.B" style:family="table-column">
      <style:table-column-properties style:column-width="4.3257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208in solid #00000a" fo:border-right="0.0104in solid #00000a" fo:border-top="0.0208in solid #00000a" fo:border-bottom="0.0104in solid #00000a"/>
    </style:style>
    <style:style style:name="Table2.B1" style:family="table-cell">
      <style:table-cell-properties fo:padding-left="0.075in" fo:padding-right="0.075in" fo:padding-top="0in" fo:padding-bottom="0in" fo:border-left="0.0104in solid #00000a" fo:border-right="0.0208in solid #00000a" fo:border-top="0.0208in solid #00000a" fo:border-bottom="0.0104in solid #00000a"/>
    </style:style>
    <style:style style:name="Table2.A2" style:family="table-cell">
      <style:table-cell-properties fo:padding-left="0.075in" fo:padding-right="0.075in" fo:padding-top="0in" fo:padding-bottom="0in" fo:border-left="0.0208in solid #00000a" fo:border-right="0.0104in solid #00000a" fo:border-top="0.0104in solid #00000a" fo:border-bottom="0.0104in solid #00000a"/>
    </style:style>
    <style:style style:name="Table2.B2" style:family="table-cell">
      <style:table-cell-properties fo:padding-left="0.075in" fo:padding-right="0.075in" fo:padding-top="0in" fo:padding-bottom="0in" fo:border-left="0.0104in solid #00000a" fo:border-right="0.0208in solid #00000a" fo:border-top="0.0104in solid #00000a" fo:border-bottom="0.0104in solid #00000a"/>
    </style:style>
    <style:style style:name="Table2.A13" style:family="table-cell">
      <style:table-cell-properties fo:padding-left="0.075in" fo:padding-right="0.075in" fo:padding-top="0in" fo:padding-bottom="0in" fo:border-left="0.0208in solid #00000a" fo:border-right="0.0104in solid #00000a" fo:border-top="0.0104in solid #00000a" fo:border-bottom="0.0208in solid #00000a"/>
    </style:style>
    <style:style style:name="Table2.B13" style:family="table-cell">
      <style:table-cell-properties fo:padding-left="0.075in" fo:padding-right="0.075in" fo:padding-top="0in" fo:padding-bottom="0in" fo:border-left="0.0104in solid #00000a" fo:border-right="0.0208in solid #00000a" fo:border-top="0.0104in solid #00000a" fo:border-bottom="0.0208in solid #00000a"/>
    </style:style>
    <style:style style:name="P1" style:family="paragraph" style:parent-style-name="Standard">
      <style:paragraph-properties fo:text-align="end" style:justify-single-word="false"/>
    </style:style>
    <style:style style:name="P2" style:family="paragraph" style:parent-style-name="List_20_Paragraph" style:list-style-name="WWNum7"/>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Use Case ID:</text:p>
          </table:table-cell>
          <table:table-cell table:style-name="Table1.B1" table:number-columns-spanned="2" office:value-type="string">
            <text:p text:style-name="Standard">UC 003</text:p>
          </table:table-cell>
          <table:covered-table-cell/>
        </table:table-row>
        <table:table-row table:style-name="Table1.1">
          <table:table-cell table:style-name="Table1.A2" office:value-type="string">
            <text:p text:style-name="P1">Use Case Name:</text:p>
          </table:table-cell>
          <table:table-cell table:style-name="Table1.B2" table:number-columns-spanned="2" office:value-type="string">
            <text:p text:style-name="Standard">File ‘Save As’</text:p>
          </table:table-cell>
          <table:covered-table-cell/>
        </table:table-row>
        <table:table-row table:style-name="Table1.1">
          <table:table-cell table:style-name="Table1.A2" office:value-type="string">
            <text:p text:style-name="P1">Created By:</text:p>
          </table:table-cell>
          <table:table-cell table:style-name="Table1.B3" office:value-type="string">
            <text:p text:style-name="Standard">Eric LaPointe</text:p>
          </table:table-cell>
          <table:table-cell table:style-name="Table1.B3" table:number-columns-spanned="2" office:value-type="string">
            <text:p text:style-name="P1">Last Updated By:</text:p>
          </table:table-cell>
          <table:covered-table-cell/>
          <table:table-cell table:style-name="Table1.B2" table:number-columns-spanned="0" office:value-type="string">
            <text:p text:style-name="Standard">Eric LaPointe</text:p>
          </table:table-cell>
        </table:table-row>
        <table:table-row table:style-name="Table1.1">
          <table:table-cell table:style-name="Table1.A4" office:value-type="string">
            <text:p text:style-name="P1">Date Created:</text:p>
          </table:table-cell>
          <table:table-cell table:style-name="Table1.B4" office:value-type="string">
            <text:p text:style-name="Standard">02/01/2014</text:p>
          </table:table-cell>
          <table:table-cell table:style-name="Table1.B4" table:number-columns-spanned="2" office:value-type="string">
            <text:p text:style-name="P1">Date Last Updated:</text:p>
          </table:table-cell>
          <table:covered-table-cell/>
          <table:table-cell table:style-name="Table1.E4" table:number-columns-spanned="0" office:value-type="string">
            <text:p text:style-name="Standard">02/01/2014</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Actor:</text:p>
          </table:table-cell>
          <table:table-cell table:style-name="Table2.B1" office:value-type="string">
            <text:p text:style-name="Standard">User</text:p>
          </table:table-cell>
        </table:table-row>
        <table:table-row table:style-name="Table2.1">
          <table:table-cell table:style-name="Table2.A2" office:value-type="string">
            <text:p text:style-name="P1">Description:</text:p>
          </table:table-cell>
          <table:table-cell table:style-name="Table2.B2" office:value-type="string">
            <text:p text:style-name="Standard">Allows the user to save the current contents in the text editor.</text:p>
          </table:table-cell>
        </table:table-row>
        <table:table-row table:style-name="Table2.1">
          <table:table-cell table:style-name="Table2.A2" office:value-type="string">
            <text:p text:style-name="P1">Preconditions:</text:p>
          </table:table-cell>
          <table:table-cell table:style-name="Table2.B2" office:value-type="string">
            <text:p text:style-name="Standard">Content present in the text editor.</text:p>
          </table:table-cell>
        </table:table-row>
        <table:table-row table:style-name="Table2.1">
          <table:table-cell table:style-name="Table2.A2" office:value-type="string">
            <text:p text:style-name="P1">Postconditions:</text:p>
          </table:table-cell>
          <table:table-cell table:style-name="Table2.B2" office:value-type="string">
            <text:p text:style-name="Standard">Saves the content of the text editor with the user provided name and user selected file type. Updates any visual cues that are related to the saved status of the contents within the text editor.</text:p>
          </table:table-cell>
        </table:table-row>
        <table:table-row table:style-name="Table2.1">
          <table:table-cell table:style-name="Table2.A2" office:value-type="string">
            <text:p text:style-name="P1">Priority:</text:p>
          </table:table-cell>
          <table:table-cell table:style-name="Table2.B2" office:value-type="string">
            <text:p text:style-name="Standard">1</text:p>
          </table:table-cell>
        </table:table-row>
        <table:table-row table:style-name="Table2.1">
          <table:table-cell table:style-name="Table2.A2" office:value-type="string">
            <text:p text:style-name="P1">Frequency of Use:</text:p>
          </table:table-cell>
          <table:table-cell table:style-name="Table2.B2" office:value-type="string">
            <text:p text:style-name="Standard">Daily</text:p>
          </table:table-cell>
        </table:table-row>
        <table:table-row table:style-name="Table2.1">
          <table:table-cell table:style-name="Table2.A2" office:value-type="string">
            <text:p text:style-name="P1">Main Flow:</text:p>
          </table:table-cell>
          <table:table-cell table:style-name="Table2.B2" office:value-type="string">
            <text:list xml:id="list8759255709104230209" text:style-name="WWNum7">
              <text:list-item>
                <text:p text:style-name="P2">User has content in the text editor</text:p>
              </text:list-item>
              <text:list-item>
                <text:p text:style-name="P2">User selects ‘File &gt; Save As’</text:p>
              </text:list-item>
              <text:list-item>
                <text:p text:style-name="P2">User is prompted with a ‘Save File Dialog’</text:p>
              </text:list-item>
              <text:list-item>
                <text:p text:style-name="P2">User designates the directory they want to save the file in</text:p>
              </text:list-item>
              <text:list-item>
                <text:p text:style-name="P2">User inputs desired file name in the ‘File Name’ text field</text:p>
              </text:list-item>
              <text:list-item>
                <text:p text:style-name="P2">User selects desired file type in the ‘File Type’ drop down</text:p>
              </text:list-item>
              <text:list-item>
                <text:p text:style-name="P2">User selects the ‘Save’ button</text:p>
              </text:list-item>
            </text:list>
          </table:table-cell>
        </table:table-row>
        <table:table-row table:style-name="Table2.1">
          <table:table-cell table:style-name="Table2.A2" office:value-type="string">
            <text:p text:style-name="P1">Alternative Flow:</text:p>
          </table:table-cell>
          <table:table-cell table:style-name="Table2.B2" office:value-type="string">
            <text:p text:style-name="Standard">User wants to cancel an in progress save:</text:p>
            <text:p text:style-name="Standard">Start at Main Flow Step 3-6.</text:p>
            <text:p text:style-name="Standard">AF7.) User selects the ‘Cancel’ button</text:p>
            <text:p text:style-name="Standard"/>
            <text:p text:style-name="Standard">User wants to override an existing file:</text:p>
            <text:p text:style-name="Standard">Start at Main Flow Step 7.</text:p>
            <text:p text:style-name="Standard">AF8.) User is prompted that the designated file name already exists</text:p>
            <text:p text:style-name="Standard">AF9.) User selects the ‘Save’ button</text:p>
            <text:p text:style-name="Standard"/>
            <text:p text:style-name="Standard">User does not want to override an existing file:</text:p>
            <text:p text:style-name="Standard">Start at Main Flow Step 7.</text:p>
            <text:p text:style-name="Standard">AF8.) User is prompted that the designated file name already exists</text:p>
            <text:p text:style-name="Standard">AF9.) User selects the ‘Cancel’ button</text:p>
          </table:table-cell>
        </table:table-row>
        <table:table-row table:style-name="Table2.1">
          <table:table-cell table:style-name="Table2.A2" office:value-type="string">
            <text:p text:style-name="P1">Exceptions:</text:p>
          </table:table-cell>
          <table:table-cell table:style-name="Table2.B2" office:value-type="string">
            <text:p text:style-name="Standard">No active contents in text editor.<text:bookmark text:name="_GoBack"/></text:p>
            <text:p text:style-name="Standard">Invalid directory.</text:p>
            <text:p text:style-name="Standard">Invalid file name.</text:p>
            <text:p text:style-name="Standard">Invalid file type.</text:p>
          </table:table-cell>
        </table:table-row>
        <table:table-row table:style-name="Table2.1">
          <table:table-cell table:style-name="Table2.A2" office:value-type="string">
            <text:p text:style-name="P1">Includes:</text:p>
          </table:table-cell>
          <table:table-cell table:style-name="Table2.B2" office:value-type="string">
            <text:p text:style-name="Standard">Save</text:p>
          </table:table-cell>
        </table:table-row>
        <table:table-row table:style-name="Table2.1">
          <table:table-cell table:style-name="Table2.A2" office:value-type="string">
            <text:p text:style-name="P1">Non Functional Requirements:</text:p>
          </table:table-cell>
          <table:table-cell table:style-name="Table2.B2" office:value-type="string">
            <text:p text:style-name="Standard">Save within 5 seconds or show a progress bar.</text:p>
            <text:p text:style-name="Standard">Inform the user why a directory/file name/file type is invalid.</text:p>
            <text:p text:style-name="Standard">End user documentation. </text:p>
            <text:p text:style-name="Standard">The ‘File Type’ drop down should be easily expanded in the future.</text:p>
            <text:p text:style-name="Standard">The ‘File Type’ drop down should default to .txt file extension.</text:p>
          </table:table-cell>
        </table:table-row>
        <table:table-row table:style-name="Table2.1">
          <table:table-cell table:style-name="Table2.A2" office:value-type="string">
            <text:p text:style-name="P1">Assumptions:</text:p>
          </table:table-cell>
          <table:table-cell table:style-name="Table2.B2" office:value-type="string">
            <text:p text:style-name="Standard">N/A</text:p>
          </table:table-cell>
        </table:table-row>
        <table:table-row table:style-name="Table2.1">
          <table:table-cell table:style-name="Table2.A13" office:value-type="string">
            <text:p text:style-name="P1">Notes and Issues:</text:p>
          </table:table-cell>
          <table:table-cell table:style-name="Table2.B13" office:value-type="string">
            <text:p text:style-name="Standard">N/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style:use-window-font-color="true" style:font-name="Times New Roman" style:font-name-asian="Times New Roman1"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7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su</meta:initial-creator>
    <dc:creator>Nathan Green</dc:creator>
    <meta:editing-cycles>13</meta:editing-cycles>
    <meta:creation-date>2014-02-01T21:00:00</meta:creation-date>
    <dc:date>2014-03-02T19:07:24.56</dc:date>
    <meta:editing-duration>PT47S</meta:editing-duration>
    <meta:generator>OpenOffice/4.0.1$Win32 OpenOffice.org_project/401m5$Build-9714</meta:generator>
    <meta:document-statistic meta:table-count="2" meta:image-count="0" meta:object-count="0" meta:page-count="1" meta:paragraph-count="61" meta:word-count="314" meta:character-count="17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